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23">
            <text:p>23</text:p>
          </table:table-cell>
          <table:table-cell table:style-name="ce17" office:value-type="string">
            <text:p>2022-10-26_18-11-59_000.jpg</text:p>
          </table:table-cell>
          <table:table-cell table:style-name="ce27" office:value-type="string">
            <text:p>-*</text:p>
          </table:table-cell>
          <table:table-cell table:style-name="ce28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-*">
            <text:p>-*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2-10-26_07-46-58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起きた時刻 / 2022">
            <text:p>:m :PHOTO 起き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10-26_01-39-20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2">
            <text:p>22</text:p>
          </table:table-cell>
          <table:table-cell table:style-name="ce10" office:value-type="string">
            <text:p>2022-10-26_17-47-21_000.jpg</text:p>
          </table:table-cell>
          <table:table-cell table:style-name="ce27" office:value-type="string">
            <text:p>:m #*# RES / JVEMV6 64#203_nihon_shuukyoo / 『日本宗教の複合的構造』 著者=~,校注=~ / p.284 / w=八坂神社；稲荷社；四条；五条,topic=~,publisher=~,other=第２部：第４章：宇津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#*# RES / JVEMV6 64#203_nihon_shuukyoo / 『日本宗教の複合的構造』 著者=~,校注=~ / p.284 / w=八坂神社；稲荷社；四条；五条,topic=~,publisher=~,other=第２部：第４章：宇津">
            <text:p>:m #*# RES / JVEMV6 64#203_nihon_shuukyoo / 『日本宗教の複合的構造』 著者=~,校注=~ / p.284 / w=八坂神社；稲荷社；四条；五条,topic=~,publisher=~,other=第２部：第４章：宇津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9" office:value-type="string">
            <text:p>2022-10-26_07-47-06_000.jpg</text:p>
          </table:table-cell>
          <table:table-cell table:style-name="ce20" office:value-type="string">
            <text:p>:m 記録 / お酒：飲んだ量</text:p>
          </table:table-cell>
          <table:table-cell table:style-name="ce29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記録 / お酒：飲んだ量">
            <text:p>:m 記録 / お酒：飲んだ量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10-26_01-39-26_000.jpg</text:p>
          </table:table-cell>
          <table:table-cell table:style-name="ce27" office:value-type="string">
            <text:p>:m 記録 / 身体 / 全身像 / 顔 / 様子 / time=夜；occasion=楽器演奏したあと（篠笛）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記録 / 身体 / 全身像 / 顔 / 様子 / time=夜；occasion=楽器演奏したあと（篠笛）,other=~">
            <text:p>:m 記録 / 身体 / 全身像 / 顔 / 様子 / time=夜；occasion=楽器演奏したあと（篠笛）,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 office:value-type="string">
            <text:p>2022-10-25_20-55-48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9" office:value-type="string">
            <text:p>2022-10-26_13-33-42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2-10-26_15-49-28_000.jpg</text:p>
          </table:table-cell>
          <table:table-cell table:style-name="ce28" office:value-type="string">
            <text:p>:PHOTO 記録用 / @自室前：ベランダ：プランター / target=プランターに生えている草 occasion=~,species=??,id=~,for=種類は何か；デッサンしたい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PHOTO 記録用 / @自室前：ベランダ：プランター / target=プランターに生えている草 occasion=~,species=??,id=~,for=種類は何か；デッサンしたい">
            <text:p>:PHOTO 記録用 / @自室前：ベランダ：プランター / target=プランターに生えている草 occasion=~,species=??,id=~,for=種類は何か；デッサンしたい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2-10-26_15-49-31_000.jpg</text:p>
          </table:table-cell>
          <table:table-cell table:style-name="ce28" office:value-type="string">
            <text:p>:PHOTO 記録用 / @自室前：ベランダ：プランター / target=プランターに生えている草 occasion=~,species=??,id=~,for=種類は何か；デッサンしたい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PHOTO 記録用 / @自室前：ベランダ：プランター / target=プランターに生えている草 occasion=~,species=??,id=~,for=種類は何か；デッサンしたい">
            <text:p>:PHOTO 記録用 / @自室前：ベランダ：プランター / target=プランターに生えている草 occasion=~,species=??,id=~,for=種類は何か；デッサンしたい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3">
            <text:p>13</text:p>
          </table:table-cell>
          <table:table-cell table:style-name="ce17" office:value-type="string">
            <text:p>2022-10-26_15-49-34_000.jpg</text:p>
          </table:table-cell>
          <table:table-cell table:style-name="ce28" office:value-type="string">
            <text:p>:PHOTO 記録用 / @自室前：ベランダ：プランター / target=プランターに生えている草 occasion=~,species=??,id=~,for=種類は何か；デッサンしたい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PHOTO 記録用 / @自室前：ベランダ：プランター / target=プランターに生えている草 occasion=~,species=??,id=~,for=種類は何か；デッサンしたい">
            <text:p>:PHOTO 記録用 / @自室前：ベランダ：プランター / target=プランターに生えている草 occasion=~,species=??,id=~,for=種類は何か；デッサンしたい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2-10-26_15-49-51_000.jpg</text:p>
          </table:table-cell>
          <table:table-cell table:style-name="ce28" office:value-type="string">
            <text:p>:PHOTO 記録用 / @自室前：ベランダ：プランター / target=プランターに生えている草 occasion=~,species=??,id=~,for=種類は何か；デッサンしたい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PHOTO 記録用 / @自室前：ベランダ：プランター / target=プランターに生えている草 occasion=~,species=??,id=~,for=種類は何か；デッサンしたい">
            <text:p>:PHOTO 記録用 / @自室前：ベランダ：プランター / target=プランターに生えている草 occasion=~,species=??,id=~,for=種類は何か；デッサンしたい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7" office:value-type="string">
            <text:p>2022-10-26_15-49-55_000.jpg</text:p>
          </table:table-cell>
          <table:table-cell table:style-name="ce28" office:value-type="string">
            <text:p>:PHOTO 記録用 / @自室前：ベランダ：プランター / target=プランターに生えている草 occasion=~,species=??,id=~,for=種類は何か；デッサンしたい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string" office:string-value=":PHOTO 記録用 / @自室前：ベランダ：プランター / target=プランターに生えている草 occasion=~,species=??,id=~,for=種類は何か；デッサンしたい">
            <text:p>:PHOTO 記録用 / @自室前：ベランダ：プランター / target=プランターに生えている草 occasion=~,species=??,id=~,for=種類は何か；デッサンしたい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8">
            <text:p>18</text:p>
          </table:table-cell>
          <table:table-cell table:style-name="ce19" office:value-type="string">
            <text:p>2022-10-26_15-50-15_000.jpg</text:p>
          </table:table-cell>
          <table:table-cell table:style-name="ce28" office:value-type="string">
            <text:p>:PHOTO 記録用 / @自室前：ベランダ：プランター / target=プランターに生えている草 occasion=~,species=??,id=~,for=種類は何か；デッサンしたい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string" office:string-value=":PHOTO 記録用 / @自室前：ベランダ：プランター / target=プランターに生えている草 occasion=~,species=??,id=~,for=種類は何か；デッサンしたい">
            <text:p>:PHOTO 記録用 / @自室前：ベランダ：プランター / target=プランターに生えている草 occasion=~,species=??,id=~,for=種類は何か；デッサンしたい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17" office:value-type="string">
            <text:p>2022-10-26_15-50-42_000.jpg</text:p>
          </table:table-cell>
          <table:table-cell table:style-name="ce28" office:value-type="string">
            <text:p>:PHOTO 記録用 / @自室前：ベランダ：プランター / target=プランターに生えている草 occasion=~,species=??,id=~,for=種類は何か；デッサンしたい,other=コケ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6]=&quot;&quot;;[.C16];CONCATENATE([.C16];&quot; / &quot;;[.E16]))" office:value-type="string" office:string-value=":PHOTO 記録用 / @自室前：ベランダ：プランター / target=プランターに生えている草 occasion=~,species=??,id=~,for=種類は何か；デッサンしたい,other=コケ">
            <text:p>:PHOTO 記録用 / @自室前：ベランダ：プランター / target=プランターに生えている草 occasion=~,species=??,id=~,for=種類は何か；デッサンしたい,other=コケ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0">
            <text:p>20</text:p>
          </table:table-cell>
          <table:table-cell table:style-name="ce17" office:value-type="string">
            <text:p>2022-10-26_15-50-50_000.jpg</text:p>
          </table:table-cell>
          <table:table-cell table:style-name="ce28" office:value-type="string">
            <text:p>:PHOTO 記録用 / @自室前：ベランダ：プランター / target=プランターに生えている草 occasion=~,species=??,id=~,for=種類は何か；デッサンしたい,other=コケ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string" office:string-value=":PHOTO 記録用 / @自室前：ベランダ：プランター / target=プランターに生えている草 occasion=~,species=??,id=~,for=種類は何か；デッサンしたい,other=コケ">
            <text:p>:PHOTO 記録用 / @自室前：ベランダ：プランター / target=プランターに生えている草 occasion=~,species=??,id=~,for=種類は何か；デッサンしたい,other=コケ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3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2-10-26_15-50-04_000.jpg</text:p>
          </table:table-cell>
          <table:table-cell table:style-name="ce28" office:value-type="string">
            <text:p>:PHOTO 記録用 / @自室前：ベランダ：プランター / target=プランターに生えている草 occasion=~,species=??,id=~,for=種類は何か；デッサンしたい,other=稲穂のような、小穂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8]=&quot;&quot;;[.C18];CONCATENATE([.C18];&quot; / &quot;;[.E18]))" office:value-type="string" office:string-value=":PHOTO 記録用 / @自室前：ベランダ：プランター / target=プランターに生えている草 occasion=~,species=??,id=~,for=種類は何か；デッサンしたい,other=稲穂のような、小穂">
            <text:p>:PHOTO 記録用 / @自室前：ベランダ：プランター / target=プランターに生えている草 occasion=~,species=??,id=~,for=種類は何か；デッサンしたい,other=稲穂のような、小穂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3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2-10-26_15-49-39_000.jpg</text:p>
          </table:table-cell>
          <table:table-cell table:style-name="ce28" office:value-type="string">
            <text:p>:PHOTO 記録用 / @自室前：ベランダ：プランター / target=プランターに生えている草 occasion=~,species=??,id=~,for=種類は何か；デッサンしたい,other=節々に、綿のような、発生物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9]=&quot;&quot;;[.C19];CONCATENATE([.C19];&quot; / &quot;;[.E19]))" office:value-type="string" office:string-value=":PHOTO 記録用 / @自室前：ベランダ：プランター / target=プランターに生えている草 occasion=~,species=??,id=~,for=種類は何か；デッサンしたい,other=節々に、綿のような、発生物">
            <text:p>:PHOTO 記録用 / @自室前：ベランダ：プランター / target=プランターに生えている草 occasion=~,species=??,id=~,for=種類は何か；デッサンしたい,other=節々に、綿のような、発生物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53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1">
            <text:p>21</text:p>
          </table:table-cell>
          <table:table-cell table:style-name="ce19" office:value-type="string">
            <text:p>2022-10-26_15-51-03_000.jpg</text:p>
          </table:table-cell>
          <table:table-cell table:style-name="ce28" office:value-type="string">
            <text:p>:PHOTO 記録用 / @自室前：ベランダ：プランター / target=プランターに生えている草 occasion=~,species=??,id=~,for=種類は何か；デッサンしたい,other=葉：対生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0]=&quot;&quot;;[.C20];CONCATENATE([.C20];&quot; / &quot;;[.E20]))" office:value-type="string" office:string-value=":PHOTO 記録用 / @自室前：ベランダ：プランター / target=プランターに生えている草 occasion=~,species=??,id=~,for=種類は何か；デッサンしたい,other=葉：対生">
            <text:p>:PHOTO 記録用 / @自室前：ベランダ：プランター / target=プランターに生えている草 occasion=~,species=??,id=~,for=種類は何か；デッサンしたい,other=葉：対生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53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9" office:value-type="string">
            <text:p>2022-10-26_01-24-09_000.mp4</text:p>
          </table:table-cell>
          <table:table-cell table:style-name="ce27" office:value-type="string">
            <text:p>:VIDEO / @自室 / 記録 / various / 演奏、play / R=1 / topic=throat-singing,genre=~,Re~,memo~,session=hour-01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1]=&quot;&quot;;[.C21];CONCATENATE([.C21];&quot; / &quot;;[.E21]))" office:value-type="string" office:string-value=":VIDEO / @自室 / 記録 / various / 演奏、play / R=1 / topic=throat-singing,genre=~,Re~,memo~,session=hour-01,other=~">
            <text:p>:VIDEO / @自室 / 記録 / various / 演奏、play / R=1 / topic=throat-singing,genre=~,Re~,memo~,session=hour-01,other=~</text:p>
          </table:table-cell>
          <table:table-cell table:style-name="ce10" table:formula="of:=RIGHT([.B21];[.K21])" office:value-type="string" office:string-value="mp4">
            <text:p>mp4</text:p>
          </table:table-cell>
          <table:table-cell table:style-name="ce53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0-26_01-26-09_000.mp4</text:p>
          </table:table-cell>
          <table:table-cell table:style-name="ce27" office:value-type="string">
            <text:p>:VIDEO / @自室 / 記録 / various / 演奏、play / R=2 / topic=throat-singing,genre=~,Re~,memo~,session=hour-01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string" office:string-value=":VIDEO / @自室 / 記録 / various / 演奏、play / R=2 / topic=throat-singing,genre=~,Re~,memo~,session=hour-01,other=~">
            <text:p>:VIDEO / @自室 / 記録 / various / 演奏、play / R=2 / topic=throat-singing,genre=~,Re~,memo~,session=hour-01,other=~</text:p>
          </table:table-cell>
          <table:table-cell table:style-name="ce10" table:formula="of:=RIGHT([.B22];[.K22])" office:value-type="string" office:string-value="mp4">
            <text:p>mp4</text:p>
          </table:table-cell>
          <table:table-cell table:style-name="ce53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0-26_01-29-22_000.mp4</text:p>
          </table:table-cell>
          <table:table-cell table:style-name="ce27" office:value-type="string">
            <text:p>:VIDEO / @自室 / 記録 / various / 演奏、play / R=3 / topic=throat-singing,genre=~,Re~,memo~,session=hour-01,other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23]=&quot;&quot;;[.C23];CONCATENATE([.C23];&quot; / &quot;;[.E23]))" office:value-type="string" office:string-value=":VIDEO / @自室 / 記録 / various / 演奏、play / R=3 / topic=throat-singing,genre=~,Re~,memo~,session=hour-01,other=~">
            <text:p>:VIDEO / @自室 / 記録 / various / 演奏、play / R=3 / topic=throat-singing,genre=~,Re~,memo~,session=hour-01,other=~</text:p>
          </table:table-cell>
          <table:table-cell table:style-name="ce10" table:formula="of:=RIGHT([.B23];[.K23])" office:value-type="string" office:string-value="mp4">
            <text:p>mp4</text:p>
          </table:table-cell>
          <table:table-cell table:style-name="ce53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 office:value-type="string">
            <text:p>2022-10-26_11-34-45_000.jpg</text:p>
          </table:table-cell>
          <table:table-cell table:style-name="ce27" office:value-type="string">
            <text:p>:m #*# RES / free / res-id=BME7 / theme=内裏 / genre=歴史：日本史 / session-number=1 / doc=~,other=見取り図、描いた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string" office:string-value=":m #*# RES / free / res-id=BME7 / theme=内裏 / genre=歴史：日本史 / session-number=1 / doc=~,other=見取り図、描いた">
            <text:p>:m #*# RES / free / res-id=BME7 / theme=内裏 / genre=歴史：日本史 / session-number=1 / doc=~,other=見取り図、描いた</text:p>
          </table:table-cell>
          <table:table-cell table:style-name="ce10" table:formula="of:=RIGHT([.B24];[.K24])" office:value-type="string" office:string-value="jpg">
            <text:p>jpg</text:p>
          </table:table-cell>
          <table:table-cell table:style-name="ce53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3">
            <text:p>2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2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7">2022/10/27</text:date>, <text:time>10:26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0-27T10:26:07.44</dc:date>
    <dc:creator>iwabuchi ken</dc:creator>
    <meta:editing-duration>P50DT3H1M23S</meta:editing-duration>
    <meta:editing-cycles>16345</meta:editing-cycles>
    <meta:document-statistic meta:table-count="2" meta:cell-count="925" meta:object-count="0"/>
    <meta:user-defined meta:name="qrichtext">1</meta:user-defined>
  </office:meta>
</office:document-meta>
</file>